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2kproc1-2-3(mxKeyXor(mxKeyXorB(mxKeyRotEnc2(mxKeySwapMinors3(mxKeyRotEnc2(mxKeySwapBitsEE2(mxKeyAlg1(mxKeyXor(changeDuplicatesC2(changeDuplicates(mxKeyNot(mxKeyAlg1(mxKeySwapBitsF(mxKeyReverseBits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-2-3(mxKeyReverse(mxKeyXorRR(mxKeyByBitEnc(mxKeySwapBitsF(changeDuplicatesB(mxKeySwapBitsF(mxKeyReverse(mxKeySwapBitsE(mxKeyXor(mxKeySwapBitsE(changeDuplicatesB(changeDuplicates(mxKeyReverse(mxKeySwapBitsG(changeDuplicates(changeDuplicatesB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Xor(mxKeyRotateLeftBits(mxKeyRotateLeftBits(mxKeyAlg1(mxKeyRotEnc(mxKeyAlg1(mxKeySwapBitsE(mxKeyReverse(mxKeySwapBitsRound(mxKeySwapBitsF(mxKeySwapBitsD(mxKeyRotEnc2(mxKeyXorB(mxKeyReverseBits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XorB(mxKeySwapBitsE(p2kproc3(mxKeySwapBitsEE2(mxKeySwapBitsRound(mxKeySwapBitsD(mxKeyAlg2(mxKeySwapMinors3(changeDuplicatesB(changeDuplicatesB(changeDuplicatesB(mxKeyReverse(mxKeySwapBitsE(mxKeySwapBitsF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D(mxKeySwapBitsD(mxKeyReverse(mxKeyRotateLeftBits(mxKeyByBitEnc(mxKeyRotEnc(mxKeyAlg2(mxKeyAlg2(mxKeyAlg1(p2kproc3(mxKeySwapMinors3(mxKeyAlg1(mxKeyAlg1(mxKeySwapMinors3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p2kproc3(mxKeyByBitEnc(mxKeyRotateLeftBits(mxKeyByBitEnc(mxKeyAlg1(changeDuplicates(mxKeySwapBitsF(mxKeySwapBitsEE2(mxKeyRotEnc2(mxKeyXor(mxKeySwapMinors3(mxKeyXor(mxKeyByBitEnc(mxKeyRotateLeftBits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F(changeDuplicatesB(p2kproc3(mxKeyNot(changeDuplicates(mxKeyXor(mxKeyReverse(mxKeyByBitEnc(mxKeySwapBitsE(mxKeyByBitEnc(changeDuplicatesC2(mxKeyByBitEnc(mxKeyReverse(mxKeySwapBitsRound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EE2(mxKeyByBitEnc(mxKeySwapBitsG(mxKeyAlg2(mxKeyAlg2(mxKeyRotEnc2(changeDuplicatesB(mxKeySwapMinors3(mxKeyReverse(mxKeySwapBitsEE2(mxKeyAddRR(mxKeySwapBitsE(mxKeySwapBitsRound(mxKeyAlg1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ddRR(mxKeyXor(mxKeyRotEnc(mxKeyXorRR(mxKeyRotEnc2(mxKeyXorRR(p2kproc3(mxKeyAlg2(mxKeySwapBitsE(mxKeySwapBitsRound(mxKeyReverseBits(mxKeyNot(mxKeySwapBitsE(mxKeyAddRR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Alg2(mxKeySwapBitsE(mxKeyNot(mxKeyNot(mxKeyAlg1(changeDuplicates(mxKeySwapBitsE(mxKeyRotEnc(mxKeySwapBitsEE2(mxKeySwapBitsF(mxKeySwapBitsE(changeDuplicates(mxKeyRotEnc2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p2kproc3(mxKeyAlg1(mxKeySwapBitsG(mxKeySwapBitsG(mxKeyRotEnc(mxKeySwapBitsE(mxKeyNot(mxKeySwapBitsEE2(mxKeyXorRR(changeDuplicatesC2(mxKeyXorRR(changeDuplicatesC2(mxKeySwapBitsF(mxKeySwapBitsD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RotEnc2(mxKeyRotEnc(changeDuplicatesC2(mxKeySwapMinors3(mxKeySwapBitsRound(mxKeyReverseBits(mxKeySwapBitsEE2(mxKeySwapBitsF(mxKeySwapBitsE(mxKeyXorRR(mxKeyAddRR(changeDuplicatesC2(p2kproc3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1(mxKeyNot(mxKeySwapBitsE(mxKeySwapBitsD(mxKeyXorB(mxKeyAddRR(mxKeySwapBitsE(mxKeyXorB(mxKeyRotEnc2(mxKeySwapBitsEE2(mxKeySwapBitsG(mxKeyByBitEnc(mxKeyXorRR(mxKeyRotEnc2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RR(mxKeySwapBitsRound(mxKeyRotEnc(mxKeyXorRR(changeDuplicatesB(mxKeyRotEnc2(mxKeySwapBitsD(mxKeyNot(mxKeyReverseBits(mxKeySwapBitsE(mxKeyByBitEnc(mxKeyAddRR(mxKeyXorB(mxKeyRotateLeftBits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ByBitEnc(p2kproc3(mxKeySwapBitsE(mxKeySwapBitsEE2(mxKeyRotEnc(changeDuplicates(mxKeyNot(mxKeyNot(mxKeyReverse(mxKeyXorB(changeDuplicatesC2(mxKeySwapBitsRound(mxKeyReverse(changeDuplicates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Not(mxKeyReverse(mxKeyRotateLeftBits(mxKeyByBitEnc(mxKeySwapBitsG(mxKeyXor(mxKeySwapBitsD(p2kproc3(mxKeyAddRR(mxKeySwapBitsG(mxKeyRotEnc2(changeDuplicates(mxKeyXorB(mxKeyAlg2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2(changeDuplicates(mxKeySwapBitsD(mxKeyByBitEnc(mxKeyRotateLeftBits(mxKeyAlg1(mxKeyReverseBits(mxKeySwapBitsE(mxKeyNot(mxKeyNot(mxKeyXor(mxKeyAlg1(p2kproc3(changeDuplicatesB(mxKeySwapBitsD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ateLeftBits(mxKeyAddRR(mxKeyRotEnc2(changeDuplicatesC2(mxKeyReverseBits(mxKeyRotEnc2(mxKeyRotateLeftBits(mxKeyNot(mxKeyRotEnc2(mxKeySwapBitsE(changeDuplicatesB(mxKeySwapMinors3(changeDuplicatesB(p2kproc3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Round(mxKeyRotEnc2(mxKeySwapBitsD(mxKeyByBitEnc(mxKeyRotEnc(mxKeyReverseBits(mxKeySwapMinors3(mxKeyXorB(mxKeyXorRR(mxKeySwapBitsF(mxKeySwapBitsE(mxKeyXor(mxKeyNot(mxKeyRotateLeftBits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changeDuplicates(mxKeyAlg1(mxKeyReverseBits(mxKeyRotEnc(mxKeySwapBitsRound(mxKeyNot(mxKeyAddRR(changeDuplicates(mxKeyRotEnc(mxKeyAlg2(changeDuplicatesC2(mxKeyRotateLeftBits(p2kproc3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Minors3(mxKeyXor(mxKeySwapBitsG(mxKeyRotEnc(mxKeySwapBitsE(mxKeyRotEnc2(mxKeySwapMinors3(mxKeyByBitEnc(mxKeyAddRR(changeDuplicates(mxKeySwapBitsD(mxKeyReverseBits(mxKeyReverseBits(mxKeyAddRR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F(mxKeyXorB(mxKeyReverseBits(mxKeyAlg2(mxKeyAddRR(mxKeyNot(mxKeySwapBitsG(changeDuplicatesB(mxKeySwapBitsRound(changeDuplicatesB(mxKeySwapMinors3(mxKeyByBitEnc(mxKeyAddRR(mxKeyAlg2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mxKeyAlg1(mxKeyRotEnc(mxKeySwapMinors3(mxKeyAlg2(mxKeyAddRR(mxKeyReverse(mxKeyRotateLeftBits(mxKeyXorB(mxKeyRotEnc2(mxKeyXorRR(mxKeyReverse(mxKeyXorB(changeDuplicatesB(mxKeySwapBitsF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B(mxKeySwapBitsEE2(p2kproc3(mxKeyReverseBits(mxKeyAddRR(mxKeyAlg2(mxKeySwapBitsE(mxKeySwapBitsF(mxKeyXor(mxKeyRotateLeftBits(mxKeyReverse(mxKeyXorB(mxKeyAlg2(mxKeyReverse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mxKeyRotEnc(mxKeyReverseBits(mxKeyAlg2(mxKeyXorB(mxKeySwapBitsD(mxKeySwapBitsD(mxKeyReverseBits(changeDuplicatesC2(mxKeyRotEnc2(mxKeyAlg1(mxKeyReverseBits(p2kproc3(mxKeySwapBitsF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Bits(changeDuplicatesB(mxKeyNot(mxKeySwapMinors3(mxKeySwapBitsRound(mxKeyAlg2(changeDuplicatesB(mxKeyXorRR(mxKeyAlg1(mxKeySwapBitsD(mxKeySwapMinors3(mxKeySwapMinors3(mxKeySwapBitsRound(mxKeyRotateLeftBits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mxKeyXor(mxKeyXor(mxKeyReverse(mxKeySwapMinors3(changeDuplicates(mxKeyAlg2(mxKeyAlg2(mxKeyReverseBits(mxKeyXor(mxKeySwapBitsRound(changeDuplicatesC2(mxKeyAddRR(changeDuplicates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SwapMinors3(mxKeyReverseBits(mxKeyReverse(mxKeyRotEnc2(mxKeySwapBitsEE2(mxKeyXor(mxKeySwapMinors3(mxKeySwapMinors3(p2kproc3(changeDuplicates(p2kproc3(mxKeyAddRR(changeDuplicatesB(mxKeyReverseBits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ReverseBits(mxKeySwapBitsRound(mxKeyAlg1(p2kproc3(changeDuplicatesC2(mxKeySwapBitsRound(mxKeyAlg1(mxKeyRotEnc2(mxKeyAlg2(mxKeyRotateLeftBits(mxKeyAddRR(mxKeyByBitEnc(mxKeyAlg2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mxKeyNot(mxKeySwapBitsEE2(mxKeyNot(p2kproc3(mxKeyXor(mxKeySwapBitsRound(mxKeyAddRR(changeDuplicatesB(mxKeyRotateLeftBits(changeDuplicatesC2(p2kproc3(mxKeySwapBitsE(p2kproc3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Not(changeDuplicates(mxKeyRotEnc2(mxKeyXorB(mxKeyReverseBits(mxKeyReverse(mxKeySwapBitsE(mxKeyReverse(changeDuplicates(mxKeySwapBitsF(mxKeyRotEnc2(mxKeySwapMinors3(mxKeyRotateLeftBits(mxKeyXorB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Alg2(mxKeySwapBitsF(changeDuplicatesB(mxKeySwapBitsRound(mxKeySwapBitsF(mxKeySwapBitsF(mxKeyXor(mxKeySwapBitsRound(mxKeyAlg2(mxKeySwapBitsG(mxKeyXor(mxKeySwapBitsE(changeDuplicatesC2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SwapBitsF(mxKeySwapBitsE(mxKeyXorRR(mxKeyByBitEnc(mxKeyXor(mxKeyRotEnc2(mxKeySwapBitsF(mxKeyXorB(mxKeySwapBitsF(changeDuplicatesC2(mxKeyXorB(mxKeyXor(mxKeySwapBitsF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RotEnc(mxKeyXorB(mxKeyAddRR(changeDuplicatesB(mxKeyRotateLeftBits(mxKeyRotEnc2(mxKeyRotateLeftBits(mxKeyRotEnc(mxKeySwapBitsRound(mxKeySwapBitsF(mxKeyXor(mxKeyRotEnc2(changeDuplicatesB(mxKeyNot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mxKeyAlg1(mxKeyNot(mxKeyAlg2(p2kproc3(mxKeySwapBitsRound(mxKeyRotEnc2(mxKeySwapBitsD(mxKeyNot(mxKeyXorRR(mxKeyAddRR(mxKeySwapBitsF(mxKeySwapBitsEE2(mxKeyAlg2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(mxKeyAlg2(changeDuplicatesB(changeDuplicates(mxKeySwapBitsRound(mxKeyXorRR(mxKeyReverseBits(changeDuplicatesC2(mxKeyXorB(changeDuplicatesB(mxKeyRotateLeftBits(mxKeySwapMinors3(mxKeyReverse(changeDuplicatesB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SwapMinors3(mxKeySwapBitsRound(mxKeySwapBitsE(p2kproc3(mxKeyXor(mxKeyXor(mxKeyRotEnc(mxKeyRotateLeftBits(changeDuplicatesB(mxKeyAddRR(mxKeySwapBitsG(changeDuplicatesB(mxKeySwapBitsG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RotEnc(mxKeySwapMinors3(mxKeyReverse(mxKeyByBitEnc(mxKeyAlg1(mxKeySwapBitsEE2(mxKeyReverse(mxKeyReverseBits(changeDuplicatesB(mxKeyRotEnc(mxKeySwapBitsG(changeDuplicatesB(mxKeyXorRR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XorB(mxKeySwapBitsEE2(mxKeySwapBitsF(mxKeyAlg1(mxKeyRotateLeftBits(mxKeyReverse(mxKeyAlg1(mxKeyAddRR(p2kproc3(mxKeyReverseBits(mxKeySwapBitsG(mxKeyAddRR(changeDuplicates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changeDuplicates(mxKeyReverseBits(mxKeyAlg1(changeDuplicates(mxKeyXorB(mxKeySwapBitsEE2(mxKeyRotateLeftBits(changeDuplicates(mxKeyXorRR(mxKeySwapBitsE(p2kproc3(mxKeySwapBitsF(changeDuplicatesB(mxKeySwapBitsG(mxKeyNot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Alg2(changeDuplicatesC2(mxKeySwapBitsG(mxKeyRotEnc(mxKeySwapBitsEE2(mxKeyReverseBits(mxKeyXorB(mxKeyAlg1(changeDuplicates(mxKeyRotateLeftBits(mxKeySwapBitsE(mxKeySwapBitsD(mxKeySwapBitsD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RotEnc(changeDuplicatesC2(mxKeyXorRR(mxKeyXorB(changeDuplicatesB(mxKeyRotateLeftBits(mxKeySwapBitsRound(mxKeySwapBitsF(mxKeySwapBitsE(mxKeyRotEnc(mxKeyAlg2(mxKeySwapBitsE(mxKeySwapMinors3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SwapMinors3(mxKeyRotEnc2(mxKeySwapBitsEE2(mxKeySwapBitsE(mxKeyXor(mxKeyRotateLeftBits(p2kproc3(mxKeySwapBitsE(mxKeyReverse(mxKeyRotEnc(mxKeyAddRR(changeDuplicatesC2(mxKeyXorB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SwapMinors3(mxKeyAlg1(mxKeySwapBitsRound(mxKeyXorB(mxKeySwapBitsF(mxKeySwapBitsF(mxKeyXor(mxKeyAlg2(mxKeyReverseBits(mxKeyRotEnc(mxKeyReverse(mxKeyXor(mxKeyXorRR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SwapBitsRound(changeDuplicatesB(mxKeyReverse(mxKeyNot(mxKeyReverse(mxKeySwapBitsE(mxKeyRotateLeftBits(mxKeySwapMinors3(mxKeySwapBitsF(mxKeyXor(mxKeyXorRR(mxKeyAlg2(mxKeyAlg2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SwapBitsE(mxKeyReverseBits(mxKeySwapBitsF(mxKeySwapBitsF(mxKeySwapBitsRound(mxKeySwapBitsF(mxKeyXorRR(mxKeySwapMinors3(changeDuplicatesB(mxKeyXor(mxKeyAlg1(changeDuplicatesC2(mxKeySwapBitsD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SwapBitsG(mxKeySwapBitsF(mxKeyAddRR(mxKeyReverseBits(mxKeyXor(mxKeySwapBitsRound(mxKeyByBitEnc(mxKeySwapBitsF(changeDuplicates(mxKeySwapBitsRound(mxKeyXorB(mxKeyAlg2(mxKeySwapBitsD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XorRR(mxKeyReverse(changeDuplicatesC2(mxKeySwapBitsD(mxKeySwapBitsRound(mxKeyAlg2(mxKeyRotateLeftBits(mxKeySwapBitsG(mxKeyReverse(mxKeySwapMinors3(mxKeyAddRR(mxKeySwapMinors3(mxKeyReverseBits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AddRR(mxKeyReverse(mxKeyXor(mxKeySwapBitsEE2(mxKeySwapBitsE(mxKeySwapMinors3(mxKeyReverseBits(mxKeyNot(mxKeyAlg2(mxKeySwapBitsG(mxKeySwapBitsEE2(mxKeyAddRR(mxKeyRotateLeftBits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XorB(mxKeyXorB(mxKeySwapBitsG(mxKeySwapBitsG(mxKeyXor(mxKeyXor(mxKeyAlg1(mxKeyByBitEnc(mxKeySwapBitsD(mxKeySwapBitsF(mxKeySwapBitsE(mxKeyRotEnc2(mxKeyXorRR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changeDuplicatesB(mxKeySwapBitsEE2(changeDuplicatesB(mxKeySwapBitsE(mxKeyReverse(mxKeyRotEnc(mxKeyByBitEnc(changeDuplicatesC2(mxKeyRotEnc(mxKeySwapBitsG(changeDuplicatesB(mxKeyRotEnc(mxKeyRotateLeftBits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XorRR(mxKeyRotEnc(changeDuplicatesB(mxKeyByBitEnc(mxKeyXorB(mxKeyReverseBits(mxKeySwapMinors3(mxKeyRotateLeftBits(mxKeyRotateLeftBits(mxKeySwapBitsEE2(mxKeyReverse(mxKeyAlg1(mxKeyAddRR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XorB(mxKeyXorRR(mxKeySwapBitsG(mxKeySwapBitsEE2(changeDuplicatesC2(p2kproc3(changeDuplicatesC2(mxKeySwapMinors3(mxKeySwapBitsD(mxKeyRotEnc(changeDuplicates(mxKeyRotEnc2(mxKeySwapBitsD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ByBitEnc(mxKeySwapBitsG(mxKeyReverse(mxKeyRotEnc2(mxKeyRotEnc2(mxKeySwapBitsG(mxKeySwapBitsRound(mxKeyXorB(mxKeyRotEnc(mxKeySwapBitsF(mxKeyXorB(changeDuplicates(mxKeyRotateLeftBits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p2kproc3(changeDuplicatesC2(mxKeyAlg1(mxKeySwapBitsE(mxKeyXor(mxKeyAddRR(mxKeyReverseBits(mxKeyByBitEnc(mxKeyXor(mxKeyRotateLeftBits(mxKeyByBitEnc(mxKeySwapBitsG(changeDuplicates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ReverseBits(changeDuplicates(mxKeyRotEnc(mxKeyAlg1(changeDuplicates(mxKeyXor(mxKeyRotEnc2(mxKeyAlg1(mxKeyReverseBits(mxKeySwapBitsG(changeDuplicatesB(mxKeyAlg2(mxKeyAlg1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SwapBitsE(mxKeyAlg2(mxKeyNot(mxKeyXorB(mxKeySwapBitsRound(p2kproc3(mxKeyRotateLeftBits(mxKeyRotEnc(mxKeyRotEnc(p2kproc3(mxKeyByBitEnc(mxKeySwapBitsF(mxKeyAddRR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Alg1(mxKeyAlg2(mxKeyReverseBits(mxKeyRotateLeftBits(mxKeyReverse(mxKeyReverse(mxKeySwapBitsRound(mxKeyRotEnc(p2kproc3(mxKeySwapBitsRound(mxKeyXorB(mxKeyRotEnc2(mxKeyXorRR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Alg2(mxKeySwapBitsD(changeDuplicatesB(mxKeyXor(p2kproc3(mxKeyAlg2(p2kproc3(mxKeyAddRR(mxKeySwapBitsRound(mxKeyXorB(mxKeyReverse(mxKeyReverseBits(changeDuplicatesB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changeDuplicates(mxKeyRotEnc2(mxKeyReverseBits(mxKeyXor(mxKeyXor(p2kproc3(mxKeySwapBitsG(mxKeyRotEnc2(mxKeyRotEnc2(changeDuplicatesC2(mxKeySwapBitsE(mxKeySwapBitsEE2(mxKeyAddRR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p2kproc3(mxKeyXorRR(mxKeySwapBitsRound(mxKeyRotEnc(mxKeyByBitEnc(mxKeyAlg2(mxKeyReverseBits(mxKeySwapBitsG(mxKeyRotEnc2(mxKeyRotEnc2(mxKeyXorRR(p2kproc3(mxKeyReverse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SwapMinors3(mxKeySwapBitsE(mxKeyAlg1(mxKeyRotEnc(mxKeyNot(mxKeySwapBitsRound(mxKeyReverseBits(mxKeySwapBitsE(p2kproc3(mxKeyXorRR(mxKeyNot(mxKeyReverseBits(mxKeySwapMinors3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SwapMinors3(mxKeyByBitEnc(mxKeyReverseBits(mxKeyXor(mxKeyRotEnc2(mxKeyAlg2(mxKeyAlg2(mxKeyRotateLeftBits(mxKeyRotEnc(p2kproc3(mxKeySwapMinors3(mxKeySwapBitsG(changeDuplicatesC2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XorB(mxKeyAddRR(mxKeyXorB(mxKeyNot(mxKeyReverseBits(mxKeyRotateLeftBits(mxKeyRotateLeftBits(mxKeySwapBitsRound(mxKeyRotateLeftBits(mxKeySwapBitsEE2(mxKeyAddRR(mxKeyNot(mxKeyRotEnc2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changeDuplicatesB(mxKeySwapBitsD(mxKeyReverseBits(mxKeySwapBitsG(mxKeyRotateLeftBits(mxKeyAddRR(mxKeySwapMinors3(mxKeyReverse(changeDuplicatesB(changeDuplicatesC2(mxKeyAlg1(changeDuplicates(mxKeySwapBitsE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AddRR(mxKeySwapMinors3(mxKeyNot(mxKeySwapBitsRound(mxKeySwapBitsE(mxKeySwapBitsRound(changeDuplicatesC2(mxKeyNot(mxKeyXorRR(mxKeyReverse(mxKeyNot(changeDuplicates(changeDuplicatesB(mxKeyReverse(mxKeyNot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XorRR(mxKeySwapBitsRound(mxKeyXorB(mxKeyAlg1(mxKeyXorRR(mxKeyRotEnc(mxKeySwapBitsD(changeDuplicatesC2(mxKeySwapBitsRound(changeDuplicates(mxKeyAddRR(mxKeyXor(mxKeyXorB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SwapBitsEE2(p2kproc3(mxKeyReverse(changeDuplicatesB(mxKeySwapBitsEE2(mxKeyAlg2(mxKeySwapBitsRound(mxKeyXor(mxKeyXor(mxKeyRotEnc(changeDuplicatesC2(mxKeySwapBitsF(changeDuplicatesC2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p2kproc3(changeDuplicatesB(mxKeySwapBitsEE2(mxKeyAlg2(mxKeySwapBitsG(changeDuplicates(mxKeyRotEnc2(mxKeyRotateLeftBits(mxKeySwapBitsEE2(mxKeySwapBitsE(mxKeyAddRR(mxKeyReverseBits(changeDuplicatesC2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ReverseBits(mxKeySwapBitsE(mxKeySwapBitsD(mxKeyRotateLeftBits(mxKeyXorRR(mxKeyReverseBits(mxKeyXor(mxKeyNot(mxKeyXor(mxKeyAlg2(mxKeyNot(changeDuplicatesB(mxKeySwapBitsG(mxKeyReverseBits(mxKeyNot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SwapBitsF(mxKeySwapBitsF(mxKeyXorB(mxKeyXor(mxKeyNot(mxKeyXor(mxKeySwapMinors3(changeDuplicates(mxKeySwapBitsRound(mxKeySwapBitsF(mxKeyAlg2(mxKeyRotEnc(mxKeyAlg2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XorRR(mxKeyXorRR(mxKeyReverseBits(mxKeyXorB(mxKeySwapBitsRound(changeDuplicatesC2(changeDuplicatesC2(mxKeyNot(mxKeyAddRR(mxKeySwapBitsG(changeDuplicates(mxKeySwapMinors3(mxKeyXorRR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RotEnc2(changeDuplicates(mxKeyAlg1(mxKeySwapBitsRound(mxKeyReverse(mxKeyReverseBits(mxKeyAlg1(mxKeyXorRR(mxKeySwapBitsEE2(mxKeyNot(mxKeyRotEnc(mxKeySwapBitsEE2(mxKeyAlg1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SwapMinors3(mxKeyAlg2(mxKeySwapBitsD(changeDuplicatesB(mxKeyAlg1(mxKeyReverseBits(mxKeyAlg2(mxKeyXor(mxKeyRotateLeftBits(mxKeyRotEnc2(mxKeySwapMinors3(mxKeySwapBitsF(mxKeyAddRR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changeDuplicatesC2(mxKeyReverse(mxKeySwapBitsD(changeDuplicatesC2(mxKeyByBitEnc(p2kproc3(mxKeySwapBitsD(mxKeyXorRR(mxKeyReverseBits(mxKeyRotateLeftBits(mxKeySwapMinors3(mxKeySwapBitsRound(changeDuplicatesB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SwapBitsRound(mxKeyAlg2(mxKeyAlg2(mxKeyXorRR(mxKeySwapMinors3(mxKeySwapBitsF(changeDuplicatesB(mxKeyReverseBits(changeDuplicates(mxKeyRotEnc(mxKeyXorB(mxKeyRotEnc(mxKeyXorRR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XorB(mxKeyAlg1(mxKeyAlg2(mxKeyAlg2(mxKeyRotEnc(mxKeyByBitEnc(mxKeySwapBitsD(mxKeySwapBitsRound(mxKeyXorB(mxKeyReverseBits(mxKeySwapBitsRound(mxKeySwapBitsF(mxKeyAddRR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AddRR(changeDuplicates(mxKeySwapBitsG(changeDuplicates(mxKeyByBitEnc(mxKeySwapMinors3(p2kproc3(changeDuplicates(mxKeySwapBitsD(mxKeyAlg2(mxKeySwapMinors3(mxKeySwapBitsG(mxKeyRotEnc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Alg2(mxKeyByBitEnc(mxKeySwapBitsD(mxKeyXorRR(changeDuplicatesC2(mxKeyNot(mxKeySwapBitsG(mxKeySwapMinors3(mxKeyXor(changeDuplicatesB(mxKeySwapBitsE(mxKeyXorRR(changeDuplicatesB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RotEnc(mxKeyXor(mxKeyNot(mxKeyAlg1(mxKeyReverse(mxKeyNot(mxKeyXorB(mxKeyRotateLeftBits(mxKeySwapBitsE(mxKeyAlg2(mxKeyAlg2(mxKeySwapBitsF(mxKeyReverse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changeDuplicatesB(mxKeyRotEnc2(mxKeyXor(mxKeySwapBitsE(mxKeySwapBitsE(mxKeySwapBitsEE2(changeDuplicatesC2(mxKeySwapMinors3(mxKeyReverse(mxKeySwapBitsF(mxKeyAlg1(changeDuplicatesB(mxKeySwapBitsE(mxKeyRotateLeftBits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changeDuplicates(mxKeyAlg2(p2kproc3(changeDuplicatesB(mxKeyReverseBits(mxKeySwapBitsRound(mxKeyRotateLeftBits(mxKeyAlg2(mxKeyAlg2(changeDuplicatesB(mxKeySwapBitsE(mxKeyReverse(mxKeyRotateLeftBits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Alg1(mxKeySwapBitsF(mxKeySwapBitsF(mxKeySwapBitsG(mxKeySwapBitsF(mxKeyXor(mxKeyXor(mxKeySwapMinors3(mxKeyByBitEnc(mxKeySwapMinors3(mxKeyXor(mxKeyAlg2(mxKeyAlg2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AddRR(mxKeySwapBitsD(changeDuplicates(mxKeyXor(mxKeyRotateLeftBits(mxKeySwapBitsE(mxKeySwapBitsEE2(mxKeySwapBitsRound(changeDuplicatesB(mxKeyReverseBits(mxKeyXorRR(mxKeyXorRR(mxKeyXorRR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SwapBitsE(mxKeyRotEnc2(mxKeyReverseBits(mxKeySwapBitsE(mxKeyNot(mxKeyAlg1(mxKeyAddRR(mxKeySwapBitsF(changeDuplicatesC2(mxKeyAddRR(mxKeySwapBitsE(mxKeyXorRR(mxKeyRotEnc2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changeDuplicatesB(mxKeySwapBitsG(mxKeySwapBitsF(mxKeyRotEnc2(mxKeySwapBitsF(changeDuplicatesB(mxKeySwapBitsEE2(p2kproc3(changeDuplicatesB(mxKeyAddRR(mxKeyAlg2(mxKeyXor(changeDuplicates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SwapBitsRound(mxKeyReverse(mxKeySwapBitsE(mxKeySwapBitsEE2(mxKeySwapBitsD(changeDuplicates(mxKeyRotEnc(mxKeyNot(mxKeyRotEnc2(changeDuplicatesC2(changeDuplicatesB(changeDuplicatesC2(mxKeyRotEnc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SwapMinors3(mxKeyXorRR(mxKeySwapBitsG(mxKeyAlg1(mxKeyXorRR(mxKeySwapBitsEE2(mxKeySwapBitsE(changeDuplicatesC2(mxKeyRotateLeftBits(mxKeySwapBitsE(mxKeyNot(mxKeySwapMinors3(mxKeyNot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SwapBitsD(mxKeySwapBitsD(mxKeyRotEnc(mxKeySwapBitsG(changeDuplicates(mxKeySwapBitsEE2(mxKeySwapBitsRound(mxKeyAlg2(mxKeySwapBitsE(mxKeyAddRR(changeDuplicatesB(mxKeySwapBitsD(mxKeySwapBitsF(mxKeyReverse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SwapBitsE(mxKeyAlg2(mxKeyReverse(mxKeyReverseBits(p2kproc3(mxKeyXorB(mxKeyNot(mxKeyReverse(mxKeySwapMinors3(changeDuplicatesC2(mxKeyXorRR(mxKeySwapBitsD(mxKeyAlg1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Alg1(mxKeyXor(mxKeySwapBitsRound(mxKeyAlg2(mxKeyXorB(mxKeyReverse(changeDuplicatesB(mxKeyNot(mxKeyReverse(mxKeyReverseBits(mxKeySwapMinors3(mxKeyXor(mxKeyReverse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mxKeySwapBitsE(mxKeyAddRR(mxKeyAlg2(changeDuplicatesC2(mxKeyByBitEnc(mxKeyReverse(mxKeyAlg1(changeDuplicates(changeDuplicatesC2(changeDuplicatesB(mxKeyRotEnc(mxKeyXorB(changeDuplicatesC2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RotEnc(mxKeyByBitEnc(changeDuplicates(mxKeySwapBitsG(mxKeySwapMinors3(mxKeyRotateLeftBits(mxKeyReverseBits(mxKeyAlg1(mxKeySwapBitsE(mxKeyAlg1(mxKeyAddRR(mxKeyReverse(mxKeySwapMinors3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mxKeySwapBitsEE2(mxKeyXorB(mxKeySwapBitsG(mxKeyReverse(mxKeyXorRR(mxKeyRotEnc2(mxKeyByBitEnc(mxKeyXor(mxKeySwapBitsEE2(mxKeyXorRR(mxKeySwapBitsEE2(changeDuplicatesC2(mxKeyAlg1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SwapBitsG(mxKeySwapBitsEE2(mxKeyRotateLeftBits(changeDuplicatesC2(mxKeySwapMinors3(mxKeyAddRR(p2kproc3(mxKeySwapBitsG(mxKeySwapBitsF(mxKeyReverse(changeDuplicatesC2(mxKeySwapBitsRound(mxKeyRotEnc2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SwapBitsEE2(mxKeyAddRR(mxKeyReverse(mxKeyRotateLeftBits(mxKeyAlg2(mxKeyAlg2(mxKeyAlg1(mxKeyXorRR(mxKeySwapBitsD(changeDuplicatesB(mxKeyReverse(mxKeyReverseBits(mxKeyRotEnc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changeDuplicates(mxKeySwapBitsE(changeDuplicatesC2(mxKeyAlg2(mxKeyByBitEnc(changeDuplicatesB(changeDuplicates(mxKeySwapBitsRound(changeDuplicates(mxKeyAlg1(mxKeyAlg2(mxKeyReverse(mxKeyReverseBits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mxKeyXorRR(mxKeyXorRR(mxKeySwapMinors3(mxKeySwapBitsEE2(mxKeyNot(mxKeySwapBitsG(mxKeySwapBitsRound(mxKeyAlg1(mxKeySwapBitsF(mxKeyByBitEnc(mxKeyAlg1(mxKeySwapBitsG(mxKeyNot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SwapBitsD(mxKeySwapBitsD(mxKeyRotateLeftBits(mxKeySwapBitsD(mxKeySwapBitsF(mxKeyByBitEnc(mxKeyNot(mxKeySwapBitsRound(mxKeyRotEnc(mxKeyByBitEnc(changeDuplicates(changeDuplicatesC2(changeDuplicates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XorB(mxKeyAddRR(mxKeyRotEnc(mxKeyReverse(mxKeyXorRR(mxKeyByBitEnc(mxKeyNot(changeDuplicatesC2(mxKeyReverseBits(mxKeyXorB(mxKeyXorRR(mxKeyRotateLeftBits(mxKeyRotateLeftBits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changeDuplicatesB(mxKeyReverse(changeDuplicatesB(mxKeyRotEnc2(mxKeySwapBitsRound(mxKeyReverse(mxKeyRotEnc(mxKeySwapBitsEE2(changeDuplicatesB(mxKeySwapBitsD(mxKeyReverseBits(mxKeySwapBitsRound(mxKeyRotEnc2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Alg2(mxKeyAddRR(mxKeySwapMinors3(mxKeyAlg2(mxKeyXorRR(mxKeyXorRR(mxKeyReverseBits(mxKeySwapBitsE(mxKeyXorB(mxKeyNot(mxKeyByBitEnc(changeDuplicates(changeDuplicatesC2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SwapBitsRound(mxKeyRotEnc2(mxKeySwapBitsEE2(mxKeySwapBitsEE2(mxKeySwapMinors3(changeDuplicatesB(mxKeySwapBitsD(changeDuplicates(changeDuplicatesC2(mxKeyRotateLeftBits(changeDuplicates(mxKeySwapBitsG(mxKeyRotateLeftBits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Xor(mxKeySwapMinors3(mxKeyXorB(mxKeyReverse(mxKeyReverse(changeDuplicates(mxKeyAlg2(mxKeyReverseBits(mxKeyNot(changeDuplicatesB(mxKeyReverse(mxKeyAddRR(mxKeySwapBitsD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Not(mxKeyAddRR(changeDuplicates(mxKeySwapBitsF(mxKeyAlg1(mxKeyRotEnc2(mxKeySwapBitsRound(mxKeyAlg1(mxKeySwapBitsG(mxKeyXor(mxKeyXorB(mxKeySwapBitsF(mxKeySwapBitsG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ByBitEnc(mxKeySwapBitsG(mxKeySwapBitsD(mxKeySwapBitsEE2(changeDuplicates(mxKeySwapMinors3(p2kproc3(mxKeyRotEnc(mxKeyRotEnc2(mxKeyRotEnc(changeDuplicates(mxKeySwapBitsE(changeDuplicates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SwapBitsEE2(mxKeyXorB(mxKeyAlg2(mxKeyAlg2(mxKeyRotateLeftBits(mxKeyRotEnc2(mxKeyNot(mxKeyXorRR(mxKeySwapBitsF(mxKeySwapBitsF(mxKeyByBitEnc(mxKeyReverse(mxKeyAlg2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ReverseBits(mxKeySwapBitsF(mxKeyByBitEnc(mxKeyXorRR(mxKeyAlg1(mxKeyAlg2(mxKeyAlg1(mxKeyRotEnc(p2kproc3(mxKeyNot(mxKeyXorB(mxKeyXorRR(changeDuplicatesB(mxKeySwapBitsF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changeDuplicatesB(mxKeyRotateLeftBits(changeDuplicates(mxKeyRotEnc(mxKeySwapBitsE(mxKeySwapBitsD(mxKeySwapBitsEE2(mxKeySwapBitsF(mxKeySwapBitsRound(mxKeyReverse(mxKeyReverseBits(mxKeyAddRR(mxKeyAlg2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ReverseBits(mxKeySwapBitsE(mxKeySwapBitsD(mxKeyXorRR(mxKeyReverseBits(changeDuplicatesC2(mxKeySwapBitsG(mxKeyReverse(changeDuplicatesC2(mxKeySwapBitsEE2(mxKeyNot(mxKeySwapBitsF(mxKeyAlg1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XorRR(mxKeyRotEnc(mxKeyByBitEnc(mxKeySwapBitsRound(mxKeyByBitEnc(mxKeyNot(mxKeyAlg1(mxKeySwapMinors3(mxKeyRotateLeftBits(mxKeyXorB(p2kproc3(mxKeyAlg1(changeDuplicatesC2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RotateLeftBits(mxKeyXor(mxKeyAlg1(mxKeyReverse(mxKeySwapMinors3(p2kproc3(mxKeySwapBitsEE2(mxKeySwapBitsEE2(mxKeySwapBitsG(mxKeyRotEnc2(changeDuplicates(mxKeySwapBitsF(mxKeyXorRR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Alg1(mxKeyRotEnc(mxKeySwapBitsF(mxKeyReverseBits(mxKeyRotEnc(changeDuplicatesC2(mxKeyRotEnc(mxKeyAlg1(mxKeyNot(changeDuplicatesC2(mxKeyXor(changeDuplicatesB(mxKeySwapBitsG(mxKeySwapBitsG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SwapMinors3(changeDuplicatesB(mxKeyRotEnc2(mxKeyByBitEnc(mxKeySwapBitsRound(mxKeyRotEnc(mxKeyRotateLeftBits(mxKeySwapMinors3(mxKeyXor(mxKeyNot(mxKeyReverse(p2kproc3(mxKeySwapBitsE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p2kproc3(changeDuplicates(mxKeyRotEnc(changeDuplicatesC2(mxKeyXorRR(mxKeySwapBitsE(mxKeyAlg2(mxKeyXorRR(mxKeyRotEnc(mxKeyXor(changeDuplicatesC2(mxKeyByBitEnc(mxKeyAlg1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p2kproc3(mxKeyXor(mxKeySwapMinors3(mxKeyXorRR(mxKeyXorRR(mxKeyReverseBits(mxKeyAlg1(mxKeySwapBitsE(mxKeyAddRR(mxKeyByBitEnc(mxKeySwapBitsE(mxKeySwapBitsG(mxKeySwapMinors3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Not(mxKeySwapBitsEE2(p2kproc3(mxKeyAlg1(mxKeyAlg2(changeDuplicatesB(mxKeyAlg2(mxKeyAlg1(mxKeyRotEnc(mxKeyReverseBits(changeDuplicatesB(mxKeyReverseBits(mxKeyAddRR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SwapBitsD(mxKeyAlg2(mxKeyNot(mxKeySwapBitsD(mxKeySwapBitsEE2(mxKeyRotEnc(mxKeyAlg1(mxKeyXor(mxKeyXor(mxKeyReverse(mxKeyAlg2(mxKeyByBitEnc(mxKeySwapBitsRound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SwapBitsD(mxKeyXor(p2kproc3(mxKeyXorRR(p2kproc3(mxKeyRotEnc(changeDuplicatesB(mxKeyAlg2(mxKeyRotEnc2(mxKeySwapBitsEE2(mxKeyReverseBits(mxKeyRotEnc(mxKeyAlg2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XorB(mxKeySwapBitsD(mxKeyReverseBits(mxKeySwapBitsG(mxKeyXorB(mxKeyAlg1(mxKeyReverse(mxKeyXorB(changeDuplicatesB(p2kproc3(mxKeySwapBitsE(mxKeySwapBitsE(mxKeySwapBitsE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changeDuplicates(mxKeyXor(mxKeySwapBitsD(mxKeyXor(mxKeyNot(mxKeyXor(mxKeyXorB(mxKeyAddRR(mxKeyXor(mxKeyRotateLeftBits(mxKeyByBitEnc(mxKeySwapBitsRound(mxKeyAddRR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changeDuplicatesC2(p2kproc3(changeDuplicatesB(mxKeySwapBitsE(mxKeySwapBitsD(mxKeyXorRR(p2kproc3(mxKeyXor(mxKeyAlg2(changeDuplicates(mxKeyRotEnc2(mxKeyRotateLeftBits(mxKeySwapMinors3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SwapMinors3(mxKeyByBitEnc(changeDuplicates(p2kproc3(mxKeySwapBitsD(changeDuplicates(mxKeyNot(mxKeyXorB(changeDuplicatesC2(mxKeyXor(mxKeySwapMinors3(mxKeyNot(mxKeyXorRR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p2kproc3(changeDuplicatesB(mxKeyReverseBits(mxKeySwapBitsF(changeDuplicatesC2(mxKeySwapBitsG(mxKeyNot(mxKeyRotEnc2(mxKeyRotEnc(mxKeyXor(mxKeyRotateLeftBits(mxKeyAddRR(mxKeyRotateLeftBits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SwapBitsRound(p2kproc3(mxKeySwapBitsRound(mxKeyAlg1(mxKeyAlg2(mxKeySwapMinors3(mxKeyAddRR(mxKeyAddRR(mxKeyXor(mxKeyXorRR(mxKeyRotEnc2(changeDuplicatesB(mxKeySwapBitsRound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SwapBitsG(mxKeyXorRR(mxKeySwapBitsE(mxKeySwapBitsF(mxKeyXorRR(mxKeySwapBitsRound(mxKeySwapBitsE(mxKeyReverseBits(mxKeySwapBitsE(mxKeyNot(mxKeyRotEnc2(mxKeyAddRR(mxKeySwapBitsF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wapMinors3(mxKeySwapBitsF(mxKeySwapBitsRound(mxKeyAlg2(mxKeyRotEnc2(mxKeySwapMinors3(mxKeyReverseBits(mxKeyReverse(changeDuplicatesC2(changeDuplicatesB(mxKeyNot(mxKeySwapBitsE(mxKeyNot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Enc2(mxKeyXor(mxKeyReverseBits(mxKeyXor(mxKeySwapMinors3(mxKeyReverse(changeDuplicates(mxKeyRotEnc2(mxKeyXorRR(changeDuplicatesB(mxKeyNot(changeDuplicatesB(mxKeySwapBitsD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Alg2(mxKeyAddRR(changeDuplicates(mxKeySwapBitsRound(p2kproc3(mxKeyXorRR(mxKeyByBitEnc(changeDuplicates(mxKeyByBitEnc(mxKeyAlg2(changeDuplicatesC2(changeDuplicatesB(mxKeyRotateLeftBits(mxKeyNot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XorB(mxKeyAddRR(mxKeyNot(changeDuplicates(changeDuplicatesB(mxKeyXorB(mxKeyAlg1(mxKeyAddRR(mxKeyAlg1(mxKeyRotEnc(changeDuplicatesB(mxKeyAlg2(mxKeyReverse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SwapBitsG(mxKeySwapMinors3(mxKeyNot(mxKeyRotEnc(mxKeySwapBitsG(mxKeyRotEnc(mxKeyByBitEnc(mxKeyAddRR(mxKeyRotEnc(mxKeyAddRR(mxKeyXorB(p2kproc3(mxKeyReverse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AddRR(mxKeyXor(changeDuplicatesB(mxKeyRotEnc2(mxKeyXorB(mxKeyByBitEnc(mxKeyNot(changeDuplicatesC2(mxKeyRotEnc(mxKeyByBitEnc(mxKeyAddRR(changeDuplicatesC2(mxKeyRotateLeftBits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RotateLeftBits(mxKeyReverseBits(mxKeySwapBitsF(mxKeyReverse(mxKeySwapBitsD(mxKeyReverse(mxKeyReverse(mxKeySwapBitsE(changeDuplicatesB(mxKeyReverse(mxKeyAlg2(mxKeySwapMinors3(changeDuplicatesB(mxKeyReverseBits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p2kproc3(mxKeySwapBitsRound(mxKeyXorRR(changeDuplicates(mxKeySwapBitsEE2(mxKeySwapBitsG(mxKeyXorB(mxKeyXor(mxKeyAlg1(mxKeySwapBitsE(mxKeyAddRR(changeDuplicatesB(mxKeySwapBitsG(mxKeySwapBitsG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Reverse(mxKeySwapBitsD(mxKeyAlg2(p2kproc3(mxKeyReverse(mxKeySwapMinors3(mxKeySwapBitsEE2(changeDuplicates(mxKeySwapMinors3(mxKeySwapBitsE(mxKeyAlg1(changeDuplicates(mxKeyRotateLeftBits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Not(changeDuplicatesB(mxKeyXorB(p2kproc3(mxKeyXorRR(mxKeySwapBitsEE2(changeDuplicatesB(mxKeyByBitEnc(mxKeySwapBitsG(p2kproc3(mxKeyAlg2(mxKeyNot(changeDuplicatesB(mxKeyNot(mxKeyNot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XorB(mxKeySwapBitsD(mxKeyNot(mxKeySwapBitsE(mxKeySwapBitsEE2(mxKeyRotEnc(changeDuplicatesB(mxKeyRotEnc(mxKeyRotateLeftBits(mxKeySwapBitsE(changeDuplicates(mxKeySwapBitsG(mxKeyXorB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changeDuplicates(mxKeySwapMinors3(mxKeyNot(mxKeyXor(mxKeySwapBitsRound(mxKeyRotateLeftBits(mxKeyReverseBits(mxKeySwapBitsF(changeDuplicates(mxKeySwapBitsE(mxKeyByBitEnc(mxKeySwapMinors3(mxKeyAlg2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SwapMinors3(mxKeyRotEnc2(changeDuplicatesB(mxKeyXorRR(mxKeySwapBitsEE2(mxKeyXor(mxKeySwapBitsF(mxKeyAddRR(mxKeyAlg2(mxKeyAddRR(changeDuplicatesB(p2kproc3(changeDuplicatesB(mxKeySwapBitsG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XorB(mxKeySwapMinors3(mxKeySwapMinors3(mxKeySwapBitsF(mxKeySwapBitsD(mxKeySwapBitsE(mxKeyXor(mxKeyXorRR(mxKeySwapBitsF(changeDuplicatesB(mxKeyXor(mxKeyReverseBits(mxKeyReverseBits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RotateLeftBits(mxKeyXorB(changeDuplicates(mxKeyAddRR(changeDuplicatesB(changeDuplicates(changeDuplicatesC2(mxKeySwapBitsRound(mxKeyXorB(changeDuplicatesB(mxKeyAlg2(mxKeySwapMinors3(mxKeyAddRR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changeDuplicates(changeDuplicatesB(mxKeyRotEnc2(mxKeySwapBitsG(mxKeyByBitEnc(mxKeyXor(mxKeyRotEnc(mxKeyRotateLeftBits(mxKeySwapBitsG(mxKeyAlg1(mxKeyReverse(mxKeyXorRR(mxKeyXor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RotEnc(mxKeyByBitEnc(mxKeySwapBitsG(mxKeySwapBitsE(changeDuplicatesB(mxKeyAddRR(mxKeyXorB(mxKeySwapBitsEE2(changeDuplicatesB(mxKeyXorRR(mxKeyReverseBits(mxKeyAlg1(mxKeyRotateLeftBits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changeDuplicatesC2(mxKeyAlg1(mxKeySwapBitsG(mxKeyRotEnc2(mxKeySwapBitsEE2(mxKeyAlg1(mxKeyNot(mxKeyNot(mxKeyRotateLeftBits(mxKeyRotEnc2(mxKeyReverse(mxKeyByBitEnc(changeDuplicatesC2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BitsF(mxKeyByBitEnc(mxKeySwapBitsRound(mxKeyReverseBits(p2kproc3(mxKeyRotEnc2(mxKeySwapMinors3(mxKeyXor(mxKeyXorB(mxKeyNot(mxKeyAlg2(mxKeyNot(changeDuplicatesB(mxKeySwapBitsF(mxKeyNot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SwapBitsD(mxKeyAlg2(mxKeyXor(changeDuplicates(mxKeyAlg1(mxKeyRotateLeftBits(mxKeySwapBitsD(mxKeyXorRR(mxKeySwapBitsRound(mxKeySwapBitsF(changeDuplicatesC2(mxKeyAddRR(mxKeyAddRR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RotEnc2(changeDuplicatesC2(mxKeyRotEnc2(mxKeyXor(mxKeySwapBitsG(mxKeyRotateLeftBits(mxKeySwapBitsD(mxKeySwapBitsEE2(mxKeyByBitEnc(mxKeyAlg2(mxKeyNot(mxKeySwapMinors3(changeDuplicatesC2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SwapBitsEE2(mxKeySwapBitsG(changeDuplicates(p2kproc3(mxKeyNot(mxKeyRotEnc(mxKeyAlg2(mxKeyAlg2(mxKeyXorB(changeDuplicates(changeDuplicatesC2(mxKeyXorRR(mxKeyXor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changeDuplicatesB(mxKeyRotateLeftBits(p2kproc3(mxKeySwapBitsE(mxKeySwapBitsG(mxKeyXor(mxKeyRotEnc2(mxKeyByBitEnc(mxKeyRotEnc(mxKeyRotEnc2(mxKeyNot(mxKeyNot(mxKeyXorRR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AddRR(mxKeyRotateLeftBits(mxKeySwapBitsF(changeDuplicatesC2(mxKeySwapMinors3(mxKeyRotateLeftBits(mxKeySwapBitsE(changeDuplicates(p2kproc3(mxKeyAddRR(mxKeyAlg1(mxKeySwapBitsG(mxKeyReverseBits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Xor(mxKeySwapBitsEE2(mxKeySwapBitsD(mxKeySwapBitsE(mxKeySwapBitsG(mxKeySwapBitsE(p2kproc3(mxKeyXorRR(changeDuplicates(mxKeySwapBitsF(mxKeyAddRR(mxKeyRotateLeftBits(changeDuplicatesC2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changeDuplicates(mxKeyAlg1(mxKeyReverseBits(mxKeySwapMinors3(mxKeyRotEnc2(mxKeySwapBitsE(mxKeySwapBitsF(mxKeySwapBitsG(mxKeyRotEnc(mxKeyReverse(mxKeyReverseBits(mxKeyAlg1(changeDuplicatesB(mxKeySwapBitsE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AddRR(mxKeySwapBitsRound(mxKeyByBitEnc(mxKeySwapBitsE(mxKeyAddRR(mxKeySwapBitsG(mxKeySwapBitsF(changeDuplicatesB(mxKeySwapBitsE(mxKeyReverseBits(changeDuplicatesB(mxKeySwapBitsG(mxKeyNot(mxKeyReverse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ReverseBits(mxKeySwapBitsEE2(changeDuplicatesC2(mxKeySwapBitsEE2(changeDuplicatesB(mxKeyAddRR(mxKeyXorB(changeDuplicates(mxKeyXorRR(mxKeySwapMinors3(mxKeyReverseBits(changeDuplicatesB(mxKeyNot(mxKeySwapBitsF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changeDuplicatesB(mxKeySwapBitsE(mxKeyAlg2(mxKeySwapBitsE(mxKeyRotEnc2(mxKeyXorB(mxKeyXorB(mxKeySwapBitsD(mxKeyAlg1(mxKeyAlg1(mxKeySwapBitsD(changeDuplicates(mxKeyRotateLeftBits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ReverseBits(mxKeyRotEnc2(mxKeyRotEnc2(mxKeySwapBitsG(mxKeyXor(mxKeyNot(mxKeySwapBitsG(mxKeyXor(mxKeyRotEnc2(mxKeyRotateLeftBits(mxKeyAlg2(changeDuplicatesB(p2kproc3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XorRR(mxKeyByBitEnc(mxKeyReverseBits(mxKeyByBitEnc(mxKeySwapBitsD(mxKeyRotateLeftBits(mxKeySwapBitsRound(mxKeySwapMinors3(mxKeySwapMinors3(mxKeyNot(mxKeyRotateLeftBits(mxKeyNot(mxKeyAlg2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RotEnc2(mxKeyRotEnc(changeDuplicatesB(mxKeySwapBitsRound(mxKeySwapBitsD(mxKeyRotateLeftBits(changeDuplicatesB(p2kproc3(mxKeyXorB(changeDuplicates(mxKeyReverseBits(mxKeyNot(mxKeyAlg1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RotateLeftBits(mxKeyByBitEnc(mxKeyByBitEnc(mxKeyAddRR(mxKeyXorRR(mxKeySwapBitsRound(p2kproc3(mxKeyXor(mxKeySwapBitsEE2(mxKeyReverse(mxKeySwapBitsRound(mxKeyAlg1(mxKeyRotEnc2(mxKeySwapBitsE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SwapBitsF(mxKeyXorB(mxKeyXorB(mxKeyAlg1(mxKeyRotateLeftBits(mxKeySwapBitsG(mxKeyRotateLeftBits(mxKeyReverseBits(mxKeySwapBitsF(mxKeySwapBitsRound(mxKeyReverse(mxKeySwapBitsG(changeDuplicatesC2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Alg1(mxKeyXor(mxKeyReverseBits(mxKeyXorRR(mxKeyNot(p2kproc3(mxKeyAddRR(mxKeySwapBitsEE2(changeDuplicatesC2(mxKeyXorB(changeDuplicates(mxKeyReverse(mxKeyRotateLeftBits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Reverse(mxKeySwapBitsEE2(mxKeySwapBitsF(mxKeySwapBitsD(mxKeyReverseBits(p2kproc3(changeDuplicatesB(mxKeyAddRR(mxKeyNot(mxKeyReverseBits(mxKeyXor(mxKeyAddRR(changeDuplicatesB(mxKeyReverse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changeDuplicatesC2(mxKeyXorB(mxKeySwapBitsRound(changeDuplicatesB(mxKeySwapBitsD(mxKeySwapMinors3(mxKeySwapBitsE(mxKeyXor(mxKeySwapBitsE(mxKeySwapMinors3(mxKeyNot(mxKeyAlg2(mxKeyRotEnc2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Not(mxKeySwapBitsE(mxKeyRotateLeftBits(changeDuplicatesB(mxKeyAlg2(mxKeyReverseBits(changeDuplicatesC2(mxKeyAddRR(mxKeyAddRR(mxKeyRotateLeftBits(mxKeySwapBitsF(mxKeySwapBitsG(mxKeyReverse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Not(mxKeySwapBitsE(mxKeyAlg2(mxKeyXorB(mxKeyRotateLeftBits(mxKeySwapBitsG(mxKeyRotEnc(mxKeyReverseBits(mxKeyRotateLeftBits(mxKeyAlg2(changeDuplicates(mxKeyAlg2(mxKeySwapMinors3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RotEnc(p2kproc3(changeDuplicatesB(mxKeyAddRR(mxKeySwapBitsF(mxKeyRotEnc2(mxKeySwapBitsD(changeDuplicatesB(mxKeySwapBitsE(p2kproc3(mxKeySwapBitsF(mxKeyRotEnc2(mxKeyRotateLeftBits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SwapBitsEE2(mxKeyNot(mxKeySwapBitsRound(mxKeyXorRR(mxKeyRotEnc(mxKeyAlg1(mxKeyReverse(mxKeyRotateLeftBits(mxKeySwapBitsE(mxKeyXorB(mxKeySwapMinors3(mxKeyXorRR(mxKeyAlg1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RotEnc2(mxKeyReverse(mxKeySwapBitsE(mxKeySwapBitsE(mxKeyRotateLeftBits(mxKeySwapBitsRound(mxKeySwapMinors3(changeDuplicatesC2(mxKeyByBitEnc(mxKeyAddRR(mxKeyAlg2(changeDuplicates(mxKeyAlg2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ByBitEnc(mxKeyNot(mxKeySwapBitsE(mxKeyReverseBits(mxKeyRotEnc2(mxKeyRotateLeftBits(changeDuplicatesB(mxKeyAlg2(mxKeyAddRR(mxKeyXorB(mxKeyAddRR(mxKeyRotateLeftBits(mxKeyReverse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ReverseBits(mxKeySwapBitsF(changeDuplicates(mxKeySwapBitsEE2(mxKeyXorRR(mxKeyXorRR(changeDuplicates(mxKeySwapBitsF(changeDuplicates(mxKeyAlg1(mxKeyAddRR(mxKeyRotEnc(mxKeyAddRR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changeDuplicatesB(mxKeyReverseBits(mxKeyNot(mxKeyReverseBits(mxKeySwapBitsG(mxKeyAddRR(mxKeyAlg1(changeDuplicatesB(mxKeySwapBitsRound(mxKeySwapBitsG(mxKeyReverse(mxKeyAlg1(mxKeyAlg2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ReverseBits(mxKeyByBitEnc(mxKeyXorB(mxKeyXor(changeDuplicates(mxKeyRotateLeftBits(mxKeyRotateLeftBits(mxKeyReverseBits(mxKeySwapBitsRound(mxKeyRotEnc2(mxKeyAddRR(changeDuplicatesB(mxKeySwapBitsD(mxKeySwapBitsD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changeDuplicatesC2(mxKeyAddRR(changeDuplicatesB(mxKeySwapBitsRound(p2kproc3(mxKeyAlg1(mxKeyReverse(mxKeyReverseBits(mxKeySwapBitsF(mxKeyNot(mxKeyAlg2(mxKeyAlg1(mxKeySwapBitsD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SwapBitsF(mxKeyRotEnc(mxKeyRotateLeftBits(mxKeyReverse(mxKeySwapBitsG(changeDuplicatesB(changeDuplicatesC2(mxKeyAddRR(mxKeySwapBitsD(mxKeySwapBitsF(mxKeySwapBitsEE2(mxKeyRotateLeftBits(mxKeyXorRR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AddRR(mxKeySwapBitsG(mxKeySwapBitsE(mxKeySwapBitsRound(mxKeySwapMinors3(mxKeyRotateLeftBits(changeDuplicates(mxKeyReverse(mxKeySwapBitsRound(mxKeyReverse(mxKeyXor(mxKeyAlg2(changeDuplicates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SwapBitsEE2(mxKeyRotEnc2(mxKeyReverse(mxKeySwapBitsRound(mxKeyAlg1(mxKeySwapMinors3(mxKeyAlg1(mxKeySwapBitsF(mxKeyAddRR(mxKeyXorB(mxKeySwapBitsRound(mxKeyAddRR(mxKeySwapBitsD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ByBitEnc(mxKeyRotEnc(changeDuplicates(mxKeySwapMinors3(mxKeySwapBitsEE2(mxKeyAlg2(mxKeyRotEnc(mxKeyByBitEnc(changeDuplicatesC2(mxKeyRotEnc(changeDuplicatesC2(mxKeySwapBitsE(mxKeySwapBitsE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SwapBitsE(mxKeySwapBitsRound(mxKeyReverse(changeDuplicatesB(mxKeyXorRR(mxKeyNot(mxKeySwapBitsG(mxKeyReverse(mxKeySwapBitsEE2(mxKeyByBitEnc(mxKeySwapBitsRound(mxKeyAlg1(mxKeyAddRR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XorB(changeDuplicatesB(mxKeyXorB(changeDuplicatesC2(p2kproc3(mxKeyNot(mxKeySwapMinors3(changeDuplicatesB(mxKeyXor(mxKeySwapMinors3(changeDuplicates(mxKeyAlg2(mxKeyAlg2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RotateLeftBits(mxKeyXorB(p2kproc3(mxKeySwapBitsE(mxKeySwapBitsEE2(mxKeySwapBitsE(mxKeySwapBitsEE2(mxKeySwapBitsD(mxKeyNot(mxKeyXorB(mxKeyRotEnc2(mxKeyXorRR(mxKeySwapMinors3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SwapBitsE(mxKeyRotEnc2(mxKeyNot(mxKeyXor(changeDuplicatesB(mxKeyAlg1(mxKeyXorB(mxKeyXorB(mxKeyAlg1(mxKeySwapBitsF(mxKeyAddRR(mxKeyReverseBits(mxKeyRotEnc2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changeDuplicatesC2(mxKeyAlg2(mxKeySwapMinors3(mxKeySwapBitsD(mxKeyAlg1(changeDuplicates(mxKeyRotateLeftBits(mxKeySwapBitsEE2(mxKeyXor(mxKeyByBitEnc(mxKeyXor(mxKeyAlg1(mxKeySwapBitsE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XorB(mxKeyRotateLeftBits(mxKeyNot(mxKeyByBitEnc(mxKeyAlg1(changeDuplicatesC2(mxKeySwapBitsF(mxKeyReverseBits(mxKeyRotEnc(mxKeyReverseBits(mxKeyAlg1(mxKeySwapBitsG(changeDuplicatesC2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AddRR(mxKeySwapBitsE(changeDuplicatesC2(mxKeyXorB(mxKeyXorB(changeDuplicates(mxKeyReverseBits(mxKeyAlg2(mxKeySwapBitsRound(mxKeyXor(mxKeyAddRR(mxKeyXorRR(changeDuplicatesC2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RotateLeftBits(mxKeySwapBitsD(mxKeyAlg1(mxKeyXorRR(mxKeyXorRR(mxKeyRotEnc(mxKeyXor(changeDuplicatesC2(mxKeyReverseBits(mxKeySwapBitsE(mxKeySwapBitsE(mxKeySwapBitsD(mxKeyNot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Alg2(changeDuplicatesC2(mxKeySwapBitsF(mxKeySwapMinors3(changeDuplicatesB(mxKeyAlg1(mxKeySwapBitsRound(p2kproc3(mxKeySwapBitsE(mxKeyRotEnc(mxKeyRotEnc2(mxKeyXor(mxKeyReverseBits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SwapMinors3(mxKeySwapBitsRound(changeDuplicatesB(mxKeySwapBitsD(p2kproc3(mxKeySwapBitsF(mxKeyXorB(mxKeySwapMinors3(mxKeyRotEnc2(mxKeySwapBitsF(mxKeyXorB(changeDuplicatesB(mxKeySwapMinors3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SwapBitsE(changeDuplicatesB(mxKeyRotEnc2(p2kproc3(mxKeyRotateLeftBits(mxKeySwapBitsF(mxKeySwapBitsG(mxKeyReverse(p2kproc3(mxKeyReverse(mxKeyByBitEnc(mxKeyXor(mxKeySwapBitsRound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SwapMinors3(mxKeySwapBitsEE2(mxKeyAlg2(mxKeyAddRR(mxKeySwapBitsEE2(mxKeyRotateLeftBits(mxKeyRotateLeftBits(mxKeySwapMinors3(mxKeySwapBitsRound(changeDuplicates(mxKeyXorRR(mxKeyAddRR(mxKeySwapBitsF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changeDuplicatesB(mxKeySwapMinors3(mxKeySwapBitsG(mxKeyXorRR(mxKeyRotateLeftBits(mxKeySwapBitsD(mxKeyXorB(mxKeySwapMinors3(mxKeyRotateLeftBits(mxKeySwapBitsG(mxKeySwapMinors3(mxKeyAddRR(mxKeyNot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p2kproc3(changeDuplicatesC2(mxKeyAlg1(mxKeyRotEnc2(changeDuplicatesC2(mxKeySwapBitsD(mxKeyReverseBits(mxKeyXor(mxKeyReverseBits(mxKeyAlg1(mxKeySwapBitsF(mxKeyRotEnc(mxKeyRotEnc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XorRR(p2kproc3(mxKeyAlg1(mxKeySwapBitsE(p2kproc3(mxKeyXorB(mxKeyAddRR(mxKeySwapBitsG(mxKeyAlg2(mxKeyRotateLeftBits(mxKeyXorB(changeDuplicatesC2(mxKeyAlg1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SwapBitsF(mxKeyAlg2(mxKeyRotEnc(changeDuplicatesC2(mxKeyReverseBits(mxKeyXorB(mxKeyByBitEnc(mxKeySwapMinors3(mxKeySwapBitsEE2(mxKeyXorB(changeDuplicates(mxKeyXorB(changeDuplicatesC2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SwapBitsRound(mxKeyReverseBits(mxKeySwapBitsE(mxKeyAddRR(mxKeySwapBitsE(mxKeyReverseBits(mxKeyAlg2(mxKeyReverse(changeDuplicates(mxKeyXorB(mxKeyAlg1(mxKeyReverse(mxKeyAddRR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Reverse(mxKeyReverseBits(mxKeySwapBitsEE2(mxKeyByBitEnc(mxKeyNot(mxKeyNot(mxKeyXor(mxKeyNot(mxKeyXorB(changeDuplicatesB(mxKeySwapBitsF(mxKeySwapBitsE(mxKeySwapBitsF(mxKeyNot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RotateLeftBits(changeDuplicatesC2(mxKeySwapMinors3(mxKeySwapBitsD(mxKeyXorRR(mxKeySwapBitsE(mxKeyNot(mxKeyAddRR(mxKeySwapBitsF(mxKeyReverseBits(mxKeyReverseBits(mxKeyRotEnc2(mxKeyAlg1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Xor(mxKeyByBitEnc(mxKeySwapBitsF(changeDuplicatesC2(mxKeySwapBitsD(mxKeyXorRR(mxKeyByBitEnc(mxKeyAddRR(changeDuplicates(mxKeyAlg1(mxKeySwapMinors3(mxKeyAlg1(mxKeySwapBitsG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Xor(changeDuplicates(mxKeySwapBitsF(mxKeyReverse(mxKeySwapBitsG(mxKeyXorB(mxKeyAlg2(mxKeySwapBitsF(mxKeySwapBitsRound(changeDuplicates(p2kproc3(changeDuplicates(mxKeySwapBitsG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Round(mxKeyRotateLeftBits(mxKeyRotEnc2(mxKeySwapMinors3(mxKeySwapBitsEE2(mxKeyXorRR(mxKeyAlg1(mxKeyXorRR(mxKeyRotEnc(p2kproc3(mxKeyAlg1(mxKeyRotEnc2(changeDuplicatesB(mxKeyNot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SwapBitsD(mxKeyReverse(mxKeyXorB(mxKeySwapBitsE(p2kproc3(changeDuplicatesC2(mxKeySwapBitsG(changeDuplicates(mxKeyAlg2(mxKeySwapBitsG(mxKeyRotEnc2(p2kproc3(mxKeySwapBitsD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Reverse(mxKeyAddRR(mxKeySwapBitsF(changeDuplicatesB(mxKeyXor(mxKeyXor(mxKeyAddRR(mxKeyByBitEnc(mxKeyByBitEnc(mxKeySwapBitsE(mxKeySwapBitsD(changeDuplicatesB(mxKeyAddRR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RotEnc2(mxKeyAlg1(mxKeyRotateLeftBits(mxKeyAlg2(changeDuplicatesB(mxKeyAddRR(mxKeyReverseBits(mxKeyAddRR(mxKeyAddRR(mxKeySwapBitsF(mxKeyRotEnc2(changeDuplicatesB(mxKeyRotateLeftBits(mxKeySwapBitsD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RotateLeftBits(mxKeySwapBitsE(mxKeyNot(mxKeySwapBitsE(mxKeyRotEnc2(mxKeyAddRR(mxKeyByBitEnc(mxKeyByBitEnc(mxKeyXor(mxKeyAlg1(mxKeyXorB(mxKeyNot(mxKeyAlg2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Reverse(mxKeyReverseBits(mxKeyRotEnc(changeDuplicates(mxKeySwapBitsEE2(mxKeySwapBitsF(mxKeyAlg1(mxKeyByBitEnc(mxKeyReverseBits(changeDuplicatesB(mxKeyRotEnc2(mxKeySwapBitsRound(changeDuplicates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(changeDuplicatesB(mxKeyRotEnc2(mxKeySwapBitsF(mxKeyAddRR(changeDuplicatesC2(mxKeyAddRR(mxKeyReverse(mxKeySwapBitsG(mxKeySwapBitsG(mxKeySwapMinors3(mxKeyByBitEnc(mxKeySwapBitsG(mxKeyAlg1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SwapBitsEE2(mxKeyRotEnc(mxKeyReverse(mxKeySwapBitsG(changeDuplicatesC2(mxKeySwapBitsRound(mxKeyReverseBits(mxKeyNot(mxKeyRotEnc2(mxKeySwapBitsF(mxKeyRotEnc2(mxKeyXorB(mxKeyByBitEnc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mxKeyAlg1(mxKeyReverseBits(mxKeySwapBitsD(p2kproc3(mxKeyRotEnc(mxKeyAlg2(mxKeyByBitEnc(p2kproc3(mxKeyAddRR(mxKeyXorRR(mxKeyXorB(mxKeyRotEnc2(mxKeyReverse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SwapMinors3(mxKeyAlg2(mxKeyAlg2(mxKeySwapBitsEE2(mxKeySwapBitsE(changeDuplicatesC2(p2kproc3(changeDuplicates(changeDuplicatesC2(changeDuplicatesC2(mxKeyXorRR(mxKeyAlg2(changeDuplicatesB(mxKeyReverse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XorB(mxKeyRotEnc2(changeDuplicatesB(mxKeyAddRR(mxKeyRotEnc(mxKeySwapBitsD(mxKeyXorB(mxKeySwapBitsF(mxKeyByBitEnc(mxKeyXor(mxKeyAlg1(mxKeyRotateLeftBits(mxKeySwapBitsG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Xor(mxKeyByBitEnc(mxKeyRotEnc2(changeDuplicatesB(mxKeyAlg2(changeDuplicates(mxKeyAlg2(mxKeyXor(mxKeyAddRR(mxKeySwapBitsG(p2kproc3(mxKeySwapBitsF(mxKeyAlg2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changeDuplicates(mxKeyXorB(mxKeySwapBitsE(mxKeyRotateLeftBits(mxKeySwapBitsF(changeDuplicatesB(mxKeySwapBitsF(mxKeyNot(mxKeyXorRR(mxKeyReverse(mxKeyRotEnc(mxKeySwapBitsG(mxKeySwapMinors3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SwapBitsG(mxKeyRotateLeftBits(mxKeyAlg1(mxKeySwapBitsG(mxKeySwapBitsF(mxKeyReverse(mxKeySwapMinors3(mxKeyXorB(mxKeySwapBitsD(mxKeyXor(mxKeyXorB(mxKeyXorRR(mxKeyReverse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(p2kproc3(mxKeyRotEnc2(mxKeySwapBitsEE2(mxKeyByBitEnc(mxKeySwapBitsEE2(p2kproc3(mxKeySwapBitsD(mxKeyRotateLeftBits(mxKeyAlg1(changeDuplicatesC2(mxKeySwapBitsG(mxKeySwapBitsD(mxKeyReverse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changeDuplicatesC2(p2kproc3(mxKeySwapMinors3(mxKeyAlg1(mxKeyXorRR(mxKeyAlg2(mxKeyRotateLeftBits(mxKeyNot(mxKeyRotEnc2(mxKeyXorB(changeDuplicates(mxKeyByBitEnc(changeDuplicatesB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p2kproc3(mxKeyRotEnc(mxKeySwapBitsE(mxKeySwapBitsEE2(mxKeySwapBitsG(mxKeyRotateLeftBits(mxKeyXorRR(mxKeyRotateLeftBits(mxKeyXor(mxKeyByBitEnc(mxKeyRotEnc2(mxKeyRotateLeftBits(mxKeySwapMinors3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SwapMinors3(mxKeyRotEnc(mxKeyRotEnc(mxKeySwapBitsRound(mxKeySwapBitsEE2(mxKeyXorRR(changeDuplicates(mxKeyXor(mxKeyXorRR(mxKeyAlg2(changeDuplicatesB(mxKeyAlg1(mxKeySwapBitsD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AddRR(changeDuplicates(mxKeyAddRR(mxKeySwapMinors3(mxKeyByBitEnc(mxKeyReverseBits(changeDuplicatesC2(mxKeyXorRR(mxKeyNot(changeDuplicatesC2(mxKeyAlg2(changeDuplicatesB(mxKeySwapBitsE(mxKeySwapBitsE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RotEnc(mxKeySwapBitsEE2(mxKeyByBitEnc(mxKeyRotEnc2(mxKeySwapBitsD(changeDuplicates(mxKeySwapBitsEE2(mxKeySwapBitsRound(mxKeyRotEnc(mxKeyByBitEnc(mxKeySwapBitsG(mxKeyAddRR(mxKeySwapBitsE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SwapBitsEE2(mxKeyXor(mxKeySwapBitsD(mxKeySwapBitsEE2(mxKeyNot(mxKeySwapBitsEE2(changeDuplicatesB(mxKeyNot(mxKeyAlg1(changeDuplicatesB(mxKeySwapBitsG(mxKeySwapBitsE(mxKeyNot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mxKeySwapMinors3(mxKeySwapMinors3(changeDuplicatesB(mxKeyReverseBits(mxKeyReverse(mxKeyXor(mxKeyAlg1(mxKeySwapBitsRound(mxKeyReverseBits(mxKeyRotateLeftBits(mxKeyReverse(mxKeyRotEnc2(mxKeyXor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Not(mxKeySwapBitsG(mxKeyReverseBits(changeDuplicatesB(mxKeyRotEnc2(mxKeyNot(mxKeyAlg1(mxKeyReverseBits(mxKeyReverse(mxKeyAddRR(mxKeyXorB(changeDuplicatesB(mxKeySwapBitsG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p2kproc3(changeDuplicatesC2(mxKeySwapBitsE(mxKeyNot(mxKeyXor(mxKeyNot(changeDuplicatesC2(mxKeySwapBitsG(mxKeyRotateLeftBits(mxKeySwapMinors3(mxKeyAddRR(mxKeyAddRR(mxKeyNot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mxKeySwapBitsD(mxKeyNot(mxKeyNot(mxKeyAlg1(mxKeyByBitEnc(mxKeyRotateLeftBits(mxKeySwapBitsEE2(mxKeyXor(mxKeySwapBitsRound(mxKeyRotEnc(mxKeyRotEnc(mxKeySwapBitsF(mxKeyReverse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SwapBitsE(mxKeyByBitEnc(mxKeySwapBitsG(mxKeyAlg2(mxKeySwapBitsRound(mxKeyRotEnc(p2kproc3(mxKeyXorB(mxKeySwapBitsG(mxKeyAddRR(mxKeySwapBitsG(mxKeySwapBitsF(changeDuplicatesB(mxKeySwapBitsF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changeDuplicatesC2(p2kproc3(mxKeySwapBitsF(changeDuplicatesC2(mxKeyReverseBits(mxKeySwapBitsEE2(mxKeyReverseBits(mxKeySwapBitsD(mxKeyXorRR(mxKeySwapMinors3(mxKeyNot(changeDuplicatesC2(changeDuplicatesC2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Alg1(mxKeySwapBitsD(mxKeyAlg1(mxKeySwapBitsG(mxKeySwapBitsF(mxKeyReverseBits(mxKeyRotEnc(mxKeyReverse(mxKeyRotEnc(mxKeyXorRR(mxKeyRotateLeftBits(mxKeyRotateLeftBits(mxKeyXor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RotateLeftBits(mxKeyAlg2(changeDuplicates(mxKeySwapMinors3(p2kproc3(mxKeySwapBitsE(mxKeyAlg1(mxKeyXorB(mxKeyAlg2(mxKeySwapBitsE(mxKeyXor(mxKeyXor(mxKeyRotEnc2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mxKeyNot(changeDuplicatesB(mxKeySwapBitsF(mxKeySwapMinors3(mxKeyAlg1(mxKeySwapBitsD(mxKeyXor(mxKeyXorRR(mxKeyAlg2(mxKeyByBitEnc(mxKeySwapBitsG(mxKeySwapBitsRound(mxKeyAlg2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Round(changeDuplicates(mxKeyReverseBits(mxKeyRotateLeftBits(mxKeyAddRR(changeDuplicates(mxKeySwapBitsD(mxKeyXorRR(mxKeySwapBitsEE2(mxKeySwapBitsRound(mxKeyRotEnc2(mxKeyNot(mxKeyAddRR(p2kproc3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Not(mxKeyXor(mxKeySwapBitsD(mxKeyXorB(changeDuplicatesC2(changeDuplicatesB(mxKeySwapBitsD(mxKeySwapBitsG(mxKeySwapBitsE(mxKeyRotateLeftBits(p2kproc3(mxKeySwapBitsEE2(mxKeyXorB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mxKeySwapBitsE(mxKeySwapBitsRound(mxKeyReverseBits(mxKeySwapBitsD(changeDuplicates(changeDuplicatesC2(mxKeyAlg2(mxKeyAddRR(mxKeySwapBitsG(changeDuplicatesC2(mxKeyXor(changeDuplicatesB(mxKeyRotateLeftBits(mxKeyNot(mxKeyNot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D(p2kproc3(mxKeySwapBitsEE2(mxKeySwapBitsG(changeDuplicatesB(mxKeyXorRR(mxKeyReverseBits(changeDuplicatesB(changeDuplicates(mxKeySwapBitsEE2(mxKeyRotateLeftBits(mxKeyXorB(changeDuplicatesC2(mxKeyAlg2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2(mxKeyNot(mxKeyReverse(mxKeySwapBitsEE2(mxKeyAddRR(p2kproc3(mxKeySwapBitsF(mxKeyAlg1(mxKeySwapBitsE(mxKeySwapBitsE(mxKeyXor(mxKeyAlg1(mxKeySwapBitsE(mxKeyReverseBits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ateLeftBits(mxKeySwapBitsRound(mxKeyReverse(changeDuplicatesB(p2kproc3(mxKeySwapBitsRound(p2kproc3(mxKeyRotEnc2(p2kproc3(mxKeyRotEnc(mxKeyReverseBits(mxKeyRotEnc(mxKeyXorRR(mxKeySwapBitsRound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SwapBitsG(mxKeyRotateLeftBits(p2kproc3(mxKeyXor(mxKeySwapBitsF(mxKeyAddRR(p2kproc3(mxKeyReverse(mxKeyAlg2(mxKeyNot(mxKeySwapBitsG(changeDuplicatesC2(mxKeySwapBitsD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2(mxKeyXorRR(changeDuplicatesB(p2kproc3(mxKeySwapBitsD(mxKeyRotateLeftBits(mxKeyXorB(mxKeyReverseBits(mxKeyXor(mxKeySwapBitsEE2(mxKeyRotateLeftBits(mxKeySwapBitsG(mxKeyAlg1(mxKeyRotateLeftBits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p2kproc3(changeDuplicates(mxKeyRotEnc2(mxKeyAlg2(changeDuplicates(mxKeyXorRR(mxKeyReverseBits(mxKeyXor(mxKeySwapBitsE(mxKeySwapBitsF(changeDuplicatesB(mxKeyRotEnc(mxKeyNot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1(mxKeySwapBitsD(mxKeySwapBitsG(mxKeySwapBitsD(mxKeyAlg1(mxKeySwapBitsE(mxKeySwapBitsEE2(mxKeySwapBitsEE2(mxKeySwapMinors3(mxKeyByBitEnc(mxKeyNot(changeDuplicatesC2(mxKeyReverseBits(mxKeyAddRR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B(mxKeyRotEnc(mxKeyXorRR(mxKeyNot(mxKeyXor(mxKeyXor(mxKeySwapBitsD(changeDuplicatesC2(mxKeyRotEnc(mxKeyReverse(mxKeyAlg1(changeDuplicatesB(mxKeySwapBitsD(changeDuplicatesB(mxKeySwapBitsE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mxKeyRotEnc2(mxKeyXorB(mxKeySwapBitsE(changeDuplicatesB(mxKeyAlg2(p2kproc3(mxKeyRotEnc(mxKeyRotateLeftBits(changeDuplicates(p2kproc3(mxKeyRotEnc2(mxKeyAddRR(mxKeySwapBitsF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(mxKeySwapBitsRound(changeDuplicatesC2(changeDuplicatesB(mxKeyXorRR(mxKeySwapBitsF(p2kproc3(mxKeySwapBitsE(mxKeyAlg1(mxKeyByBitEnc(mxKeySwapBitsEE2(p2kproc3(p2kproc3(changeDuplicates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Round(mxKeyNot(mxKeyRotEnc2(mxKeyRotEnc(mxKeyReverse(changeDuplicates(mxKeyReverse(changeDuplicatesB(mxKeyByBitEnc(mxKeyByBitEnc(mxKeyNot(changeDuplicatesC2(mxKeyReverse(mxKeyAddRR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p2kproc3(mxKeySwapMinors3(changeDuplicates(changeDuplicatesC2(mxKeySwapMinors3(mxKeySwapBitsD(mxKeySwapBitsD(mxKeyAddRR(changeDuplicatesC2(mxKeySwapBitsF(mxKeySwapBitsRound(changeDuplicatesB(mxKeySwapBitsEE2(mxKeySwapBitsRound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(changeDuplicatesB(mxKeyRotEnc(mxKeyReverseBits(mxKeySwapBitsF(mxKeyReverseBits(mxKeySwapBitsD(mxKeyRotateLeftBits(mxKeyXor(mxKeyXorRR(mxKeyNot(mxKeyRotEnc2(mxKeyByBitEnc(changeDuplicates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mxKeyXor(mxKeyRotateLeftBits(mxKeySwapBitsD(mxKeyAlg1(mxKeySwapBitsD(mxKeyRotateLeftBits(mxKeyXorRR(mxKeyNot(changeDuplicatesC2(mxKeySwapBitsD(mxKeySwapBitsRound(mxKeyRotateLeftBits(mxKeyRotEnc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mxKeyRotateLeftBits(mxKeySwapMinors3(mxKeyRotEnc2(changeDuplicates(mxKeySwapBitsG(changeDuplicatesC2(mxKeySwapBitsRound(mxKeySwapBitsRound(changeDuplicatesC2(mxKeyRotateLeftBits(changeDuplicates(mxKeyByBitEnc(changeDuplicatesB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C2(mxKeyReverseBits(mxKeySwapBitsG(mxKeySwapBitsRound(mxKeyReverse(mxKeyXorB(mxKeySwapBitsRound(mxKeySwapBitsEE2(mxKeyRotateLeftBits(mxKeySwapBitsG(mxKeyRotEnc(p2kproc3(mxKeyAddRR(p2kproc3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changeDuplicates(mxKeySwapBitsEE2(mxKeyXorB(changeDuplicatesB(mxKeyByBitEnc(mxKeyXor(mxKeySwapBitsRound(mxKeySwapBitsRound(mxKeySwapBitsE(mxKeyReverse(changeDuplicates(mxKeyXorB(mxKeyRotEnc2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Not(mxKeyXorB(changeDuplicates(mxKeySwapBitsE(mxKeyXorRR(changeDuplicates(mxKeyReverse(mxKeyRotEnc2(changeDuplicates(mxKeySwapMinors3(mxKeySwapBitsEE2(mxKeyRotEnc2(mxKeyReverseBits(mxKeyXor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F(changeDuplicates(mxKeySwapMinors3(mxKeyXorB(mxKeySwapBitsEE2(mxKeyXor(mxKeyRotateLeftBits(mxKeyAlg1(mxKeyXor(mxKeyXorRR(mxKeySwapBitsRound(mxKeyReverse(changeDuplicatesB(changeDuplicatesC2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everse(mxKeyAddRR(p2kproc3(mxKeyRotateLeftBits(mxKeyAlg1(mxKeyRotEnc2(mxKeyByBitEnc(mxKeySwapBitsE(mxKeySwapMinors3(changeDuplicatesC2(mxKeyAlg2(mxKeyXorB(changeDuplicates(mxKeyXorB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AddRR(mxKeyRotEnc(mxKeyXorB(mxKeySwapBitsE(changeDuplicatesB(mxKeyReverse(mxKeySwapBitsRound(mxKeySwapMinors3(mxKeyRotEnc(mxKeySwapBitsD(mxKeySwapBitsE(mxKeyRotateLeftBits(mxKeySwapBitsG(mxKeyAlg1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D(mxKeySwapMinors3(mxKeyRotEnc2(mxKeyXor(changeDuplicatesB(mxKeyAddRR(mxKeyByBitEnc(mxKeySwapBitsF(mxKeyXorRR(mxKeyNot(mxKeySwapMinors3(mxKeySwapBitsRound(changeDuplicatesC2(p2kproc3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D(mxKeySwapBitsRound(mxKeySwapBitsE(mxKeyNot(mxKeyAlg2(mxKeyReverseBits(mxKeyAlg2(mxKeySwapMinors3(mxKeyReverse(mxKeyRotateLeftBits(mxKeySwapBitsD(changeDuplicates(p2kproc3(mxKeyRotEnc2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G(mxKeyAlg1(mxKeyXor(mxKeyRotEnc2(mxKeyByBitEnc(mxKeySwapBitsF(mxKeyXorRR(mxKeySwapBitsRound(mxKeySwapBitsEE2(mxKeyReverse(mxKeyRotEnc2(mxKeySwapBitsE(mxKeyXorRR(mxKeyRotateLeftBits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Alg1(mxKeyReverse(mxKeyAlg2(mxKeyAlg2(mxKeyXor(changeDuplicatesB(mxKeyRotEnc2(mxKeyReverseBits(mxKeyAlg1(mxKeyXorRR(mxKeySwapBitsE(mxKeyByBitEnc(mxKeyAlg1(changeDuplicatesB(mxKeySwapBitsE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BitsRound(mxKeySwapBitsG(mxKeyAlg2(mxKeyReverseBits(changeDuplicates(mxKeySwapBitsD(changeDuplicatesB(mxKeySwapBitsE(mxKeyAlg2(mxKeyXor(mxKeyAlg2(mxKeyAlg1(changeDuplicatesB(mxKeyAlg2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BitsE(mxKeySwapBitsE(mxKeyXor(mxKeySwapBitsG(changeDuplicatesB(mxKeySwapBitsF(mxKeyXor(mxKeySwapBitsF(mxKeyXor(mxKeyByBitEnc(mxKeySwapBitsD(mxKeyXorRR(mxKeyXor(mxKeyByBitEnc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C258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12:46:05.715084467</dc:date>
    <meta:editing-duration>PT7M2S</meta:editing-duration>
    <meta:editing-cycles>1</meta:editing-cycles>
    <meta:document-statistic meta:table-count="1" meta:cell-count="774" meta:object-count="0"/>
    <meta:generator>LibreOffice/6.3.4.2.0$Linux_X86_64 LibreOffice_project/30$Build-2</meta:generator>
  </office:meta>
</office:document-meta>
</file>